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none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 placa de mediciones digitales deberá encargarse también <text:s/>del Control General del equipo. Esto es fijar modo de encendido, realizar las distintas protecciones, ajustar la potencia del equipo, etc.</text:p>
      <text:p text:style-name="Standard"/>
      <text:p text:style-name="Standard">Para el diseño funcional de los bloques de Control General (del Tx), se tomará referencia el funcionamiento de las placas P0167, P0490 y P0534, y para implementarlo con el (mismo) <text:s/>microcontrolador, este recibirá las siguientes informaciones, y generará las salidas que correspondan:</text:p>
      <text:p text:style-name="Standard"/>
      <text:p text:style-name="P2">Lecturas entradas Lógicas</text:p>
      <text:p text:style-name="Standard">-Ingreso señal eléctrica LÓGICA ENC AUT en entrada LÓGICA.</text:p>
      <text:p text:style-name="Standard">-Ingreso señal eléctrica LÓGICA falla &gt;&gt;ROE en entrada LÓGICA.</text:p>
      <text:p text:style-name="Standard">-Ingreso señal eléctrica LÓGICA falla &gt;&gt;TEMP en entrada LÓGICA.</text:p>
      <text:p text:style-name="Standard">-Ingreso señal eléctrica LÓGICA P50 EXT en entrada LÓGICA (equipos FM1K / 2K).</text:p>
      <text:p text:style-name="Standard">-Ingreso señal eléctrica LÓGICA falla -VGG en entrada LÓGICA (P0167-B en TRM2640).</text:p>
      <text:p text:style-name="Standard">-Ingreso señal eléctrica LÓGICA apagado externo (posible uso futuro).</text:p>
      <text:p text:style-name="Standard"/>
      <text:p text:style-name="P2">Lecturas entradas Analógicas</text:p>
      <text:p text:style-name="Standard">-Ingreso señal eléctrica ANALÓGICA NTC1 en entrada ADC.</text:p>
      <text:p text:style-name="Standard">-Ingreso señal eléctrica ANALÓGICA NTC2 en entrada ADC (estas entradas ADC no irían multiplexadas con las ADC de mediciones a mostrar en el display porque tienen interfaz entrada distinta).</text:p>
      <text:p text:style-name="Standard">-(analizar posible entrada para un tercer NTC3 en entrada ADC).</text:p>
      <text:p text:style-name="Standard">-Ingreso señal eléctrica ANALÓGICA Ref Temp NTC (definir si LM35 local o Med Temp Aire).</text:p>
      <text:p text:style-name="Standard">-Compartir ingreso señales eléctricas ANALÓGICAS de PD, PR y PEXC para el AGC y PMOD y VFTE para MUTE del AGC.</text:p>
      <text:p text:style-name="Standard"/>
      <text:p text:style-name="P2">Lectura configuraciones en Eeprom seteadas desde PC por Lie</text:p>
      <text:p text:style-name="Standard">-Lectura de Eeprom VALOR (seteado desde PC) tipo de P0167/490: si &lt;&lt;VENT apaga FTE (P0490-A), ó saca Low en HVGG (pin 9 P0490-C), ó saca High en &lt;&lt;VENT (pin 9 P0490-D), ó &lt;&lt;VENT2 saca High en &lt;&lt;VSUM (pin 9 P0490-E); ó falla -VGG apaga (pin 1 P0167-B para TRM2640). Cada una de estas opciones además afecta la lógica si &lt;&lt;VENT apaga o no Tx.</text:p>
      <text:p text:style-name="Standard">-Lectura de Eeporm VALOR número ADC para referencia MED TEMP AIRE para &lt;&lt;VENT.</text:p>
      <text:p text:style-name="Standard">-Lectura de Eeprom VALORES ajuste comparadores VNTC para T_AIRE=0, para T_AIRE=40 y valor HISTÉRESIS (para simpleza se considerará como si la VNTC fuese lineal con la temperatura).</text:p>
      <text:p text:style-name="Standard">-Lectura de Eeprom si la actuación de &gt;&gt;T debe enclavar o no.</text:p>
      <text:p text:style-name="Standard">-Lectura de Eeprom qué entradas analógicas se usaría como med. de Temp. en caso de amplificadores sin termostáto (con P0673) para usar como &gt;&gt;TEMP e histéresis.</text:p>
      <text:p text:style-name="Standard">-Lectura de Eeprom VALOR PNOMinal del Tx.</text:p>
      <text:p text:style-name="Standard">-Lectura de Eeprom ubicaciones (entradas analógicas) mediciones PD, PR, PEXC y PMOD, y valores comparadores para AGC (PD_NOM, PE_NOM, PR_Foldback) y umbral PMOD, y rango (VMÍN, VMÁX), velocidad actuación AGC (pendiente V PIN respecto diferencia <text:s/>PD-PSET; también si deberán o no tener efecto c/u (PD, PR, PEXC y PMOD).</text:p>
      <text:p text:style-name="Standard">-Lectura de Eeprom VALORES Temp1 y Temp2 entre los cuales el PWM para turbinas (en caso de contemplarse en este diseño) dará un DC del 0% y del 100% respectivamente, y cuál entrada ADC se tomará como referencia (la del Aire, la del AMPL, etc).</text:p>
      <text:p text:style-name="Standard">-Lectura de Eeprom ubicaciones medición fuentes y valores de V a comparar para indicar Falla de Fuente (es una falla que no la venimos acusando pero suele ser bastante común en los equipos).</text:p>
      <text:p text:style-name="Standard">-Lectura de Eeprom retardo encendido automático al recibir señal del modulador, y retardo apagado al cesar.</text:p>
      <text:p text:style-name="P2"><text:soft-page-break/></text:p>
      <text:p text:style-name="P2">Lecturas configuraciones en eeprom seteadas desde teclado por usuario Control en Tx</text:p>
      <text:p text:style-name="Standard">-Lectura de Eeprom estado LÓGICO (seteado desde teclado) Encendido Manual / Automático.</text:p>
      <text:p text:style-name="Standard">-Lectura de Eeprom estado LÓGICO (seteado desde teclado) Manual SI / NO.</text:p>
      <text:p text:style-name="Standard">-Lectura de Eeprom estados LÓGICOS (seteado desde teclado) cómo arranca al conectar 220 si se encontraba en MAN/SI o en AUT y con entrada de ENC AUT (APAG, ENC, ó como venía estando al cortarse 220).</text:p>
      <text:p text:style-name="Standard">-Lectura de Eeprom VALOR (seteado desde teclado) potencia deseada PSET (para AGC mediante microcontrolador).</text:p>
      <text:p text:style-name="Standard"/>
      <text:p text:style-name="P2">Señales de Salida del uC para Control General del Tx</text:p>
      <text:p text:style-name="P3">-Salida LÓGICA &lt;&lt;VENT/&lt;&lt;VENT2/LowHVGG/....Como ya se mencionó el pin 9 funciona de distintas maneras, y se indicó su lógica de acuerdo a la versión de la P0490 que corresponda (o la función homóloga en el pin 1 de la P0167). Quedará por definir si convendrá en el PCB hacer que sean pines distintos (y así podría evitarse ese seteo en la eeprom) pero consumiríamos más pines del microcontrolador.</text:p>
      <text:p text:style-name="P3">-Salida LÓGICA Led Verde. Para indicar funcionamiento normal del Tx.</text:p>
      <text:p text:style-name="P3">-Salida LÓGICA Led Rojo de APAG. Para indicar equipo apagado (por usuario).</text:p>
      <text:p text:style-name="P3">-Salida LÓGICA Led Rojo. Para indicar fallas (ROE, TEMP, VENT, Fuente?, ....</text:p>
      <text:p text:style-name="P3">-Salida LÓGICA Led Amarillo. Para indicar FoldBack ROE, o AGC controlado por EXC, o AGC al máx, ...(este led podría evitarse haciendo actuar simultaneamente el Verde y el Rojo de fallas ahorrando un pin del micro pero usando un led especial RO+VE).</text:p>
      <text:p text:style-name="P3">-Salida LÓGICA energización relé HAB FTE.</text:p>
      <text:p text:style-name="P3">-Salida LÓGICA HAB 12V.</text:p>
      <text:p text:style-name="P3">-Salida LÓGICA HVGG.</text:p>
      <text:p text:style-name="P3">-Salida LÓGICA energización NTC (por verificar si puede ser siempre la misma que habilita al relé HAB FTE).</text:p>
      <text:p text:style-name="P3">-Salidas DAC para generar VAGC (hay uC con DACs de 5 bits; se utilizarían 2 DAC para 10 bits).</text:p>
      <text:p text:style-name="Standard"><text:span text:style-name="T1">-Salida PWM VREF POT (opción en caso de no implementarse los DAC y AGC controlado).</text:span></text:p>
      <text:p text:style-name="Standard"><text:span text:style-name="T1">-Salida PWM control ventiladores (opción a analizarse su implementación).</text:span></text:p>
      <text:p text:style-name="Standard"><text:span text:style-name="T1"/></text:p>
      <text:p text:style-name="P2">Otras conexiones del uC</text:p>
      <text:p text:style-name="Standard"><text:span text:style-name="T1">-Entradas analógicas (cantidad dependerá de hardware de multiplexación).</text:span></text:p>
      <text:p text:style-name="Standard"><text:span text:style-name="T1">-Display LCD (un LCD de 2 x 16 C utiliza unos 11 pines).</text:span></text:p>
      <text:p text:style-name="Standard"><text:span text:style-name="T1">-Teclado (a definir, unos 5 pines).</text:span></text:p>
      <text:p text:style-name="Standard"><text:span text:style-name="T1">-Comunicación con PC: dos pines Tx y Rx.</text:span></text:p>
      <text:p text:style-name="Standard"><text:span text:style-name="T1">-Firmware: 3 pines.</text:span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text-underline-style="solid" style:text-underline-width="auto" style:text-underline-color="font-color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file-name text:display="name-and-extension">Proyecto Reemplazo V7S-01-CONTROL.odt</text:file-name><text:tab/> <text:s text:c="33"/>30/09/2021 <text:s/><text:tab/><text:page-number text:select-page="current">2</text:page-number> de <text:page-count>2</text:page-count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H9M8S</meta:editing-duration>
    <meta:editing-cycles>23</meta:editing-cycles>
    <meta:generator>OpenOffice.org/3.4.1$Win32 OpenOffice.org_project/341m1$Build-9593</meta:generator>
    <dc:date>2021-10-01T09:01:28.34</dc:date>
    <meta:print-date>2021-09-30T16:01:00.50</meta:print-date>
    <meta:document-statistic meta:table-count="0" meta:image-count="0" meta:object-count="0" meta:page-count="2" meta:paragraph-count="51" meta:word-count="884" meta:character-count="5470"/>
    <meta:user-defined meta:name="Info 1"/>
    <meta:user-defined meta:name="Info 2"/>
    <meta:user-defined meta:name="Info 3"/>
    <meta:user-defined meta:name="Info 4"/>
  </office:meta>
</office:document-meta>
</file>